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hatch" draw:fill-color="#c0c0c0" draw:fill-hatch-name="Hatching_20_46" draw:fill-hatch-solid="false" draw:textarea-horizontal-align="left" draw:textarea-vertical-align="top" draw:auto-grow-height="false" fo:padding-top="0.03cm" fo:padding-bottom="0.03cm" fo:padding-left="0.15cm" fo:padding-right="0.15cm" fo:wrap-option="wrap"/>
    </style:style>
    <style:style style:name="gr2" style:family="graphic" style:parent-style-name="standard">
      <style:graphic-properties draw:fill="hatch" draw:fill-color="#c0c0c0" draw:fill-hatch-name="Hatching_20_46" draw:fill-hatch-solid="false" draw:textarea-horizontal-align="center" draw:textarea-vertical-align="middle" draw:auto-grow-height="false" fo:padding-top="0.03cm" fo:padding-bottom="0.03cm" fo:padding-left="0.15cm" fo:padding-right="0.15cm" fo:wrap-option="wrap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1cm" svg:stroke-color="#c0c0c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>
        <style:tab-stops>
          <style:tab-stop style:position="2.2cm"/>
          <style:tab-stop style:position="2.8cm"/>
        </style:tab-stops>
      </style:paragraph-properties>
    </style:style>
    <style:style style:name="P2" style:family="paragraph">
      <style:paragraph-properties fo:text-align="center">
        <style:tab-stops>
          <style:tab-stop style:position="2.2cm"/>
          <style:tab-stop style:position="2.8cm"/>
        </style:tab-stops>
      </style:paragraph-properties>
      <style:text-properties fo:font-size="8pt" style:font-size-asian="18pt" style:font-size-complex="18pt"/>
    </style:style>
    <style:style style:name="P3" style:family="paragraph">
      <style:paragraph-properties fo:text-align="center">
        <style:tab-stops>
          <style:tab-stop style:position="1cm"/>
          <style:tab-stop style:position="6cm"/>
          <style:tab-stop style:position="7cm"/>
        </style:tab-stops>
      </style:paragraph-properties>
    </style:style>
    <style:style style:name="P4" style:family="paragraph">
      <style:paragraph-properties fo:text-align="center">
        <style:tab-stops>
          <style:tab-stop style:position="1cm"/>
          <style:tab-stop style:position="6cm"/>
          <style:tab-stop style:position="7cm"/>
        </style:tab-stops>
      </style:paragraph-properties>
      <style:text-properties fo:font-size="8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7cm" svg:height="0.4cm" svg:x="2.6cm" svg:y="3.1cm">
          <text:p text:style-name="P1"><text:span text:style-name="T1">Enter user name</text:span><text:span text:style-name="T1"><text:tab/></text:span><text:span text:style-name="T1">into</text:span><text:span text:style-name="T1"><text:tab/></text:span><text:span text:style-name="T1">Textfield “username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6cm" svg:height="0.4cm" svg:x="0.1cm" svg:y="0.1cm">
          <text:p text:style-name="P3"><text:span text:style-name="T1">Sequ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cm" svg:height="0.4cm" svg:x="2.6cm" svg:y="5.2cm">
          <text:p text:style-name="P1"><text:span text:style-name="T1">Enter password</text:span><text:span text:style-name="T1"><text:tab/></text:span><text:span text:style-name="T1">into</text:span><text:span text:style-name="T1"><text:tab/></text:span><text:span text:style-name="T1">Textfield “password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cm" svg:height="0.4cm" svg:x="2.6cm" svg:y="2.6cm">
          <text:p text:style-name="P1"><text:span text:style-name="T1">Click</text:span><text:span text:style-name="T1"><text:tab/></text:span><text:span text:style-name="T1">on</text:span><text:span text:style-name="T1"><text:tab/></text:span><text:span text:style-name="T1">Textfield “username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cm" svg:height="0.4cm" svg:x="0.6cm" svg:y="5.8cm">
          <text:p text:style-name="P1"><text:span text:style-name="T1">Click</text:span><text:span text:style-name="T1"><text:tab/></text:span><text:span text:style-name="T1">on</text:span><text:span text:style-name="T1"><text:tab/></text:span><text:span text:style-name="T1">Button “login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cm" svg:height="0.4cm" svg:x="2.6cm" svg:y="4.7cm">
          <text:p text:style-name="P1"><text:span text:style-name="T1">Click</text:span><text:span text:style-name="T1"><text:tab/></text:span><text:span text:style-name="T1">on</text:span><text:span text:style-name="T1"><text:tab/></text:span><text:span text:style-name="T1">Textfield “password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4cm" svg:height="0.4cm" svg:x="0.6cm" svg:y="0.6cm">
          <text:p text:style-name="P3"><text:span text:style-name="T1">It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6cm" svg:height="0.4cm" svg:x="2.1cm" svg:y="2.1cm">
          <text:p text:style-name="P3"><text:span text:style-name="T1">Sequ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6cm" svg:height="0.4cm" svg:x="2.1cm" svg:y="4.2cm">
          <text:p text:style-name="P3"><text:span text:style-name="T1">Sequ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0.3cm" svg:y1="0.5cm" svg:x2="0.3cm" svg:y2="6cm">
          <text:p/>
        </draw:line>
        <draw:line draw:style-name="gr3" draw:text-style-name="P5" draw:layer="layout" svg:x1="0.8cm" svg:y1="1cm" svg:x2="0.8cm" svg:y2="1.3cm">
          <text:p/>
        </draw:line>
        <draw:line draw:style-name="gr3" draw:text-style-name="P5" draw:layer="layout" svg:x1="1.1cm" svg:y1="1.3cm" svg:x2="0.8cm" svg:y2="1.3cm">
          <text:p/>
        </draw:line>
        <draw:line draw:style-name="gr3" draw:text-style-name="P5" draw:layer="layout" svg:x1="1.3cm" svg:y1="1.5cm" svg:x2="1.3cm" svg:y2="3.9cm">
          <text:p/>
        </draw:line>
        <draw:line draw:style-name="gr3" draw:text-style-name="P5" draw:layer="layout" svg:x1="2.1cm" svg:y1="2.3cm" svg:x2="1.8cm" svg:y2="2.3cm">
          <text:p/>
        </draw:line>
        <draw:line draw:style-name="gr3" draw:text-style-name="P5" draw:layer="layout" svg:x1="2.6cm" svg:y1="2.8cm" svg:x2="2.3cm" svg:y2="2.8cm">
          <text:p/>
        </draw:line>
        <draw:line draw:style-name="gr3" draw:text-style-name="P5" draw:layer="layout" svg:x1="2.6cm" svg:y1="3.3cm" svg:x2="2.3cm" svg:y2="3.3cm">
          <text:p/>
        </draw:line>
        <draw:line draw:style-name="gr3" draw:text-style-name="P5" draw:layer="layout" svg:x1="2.3cm" svg:y1="2.5cm" svg:x2="2.3cm" svg:y2="3.3cm">
          <text:p/>
        </draw:line>
        <draw:line draw:style-name="gr3" draw:text-style-name="P5" draw:layer="layout" svg:x1="2.6cm" svg:y1="4.9cm" svg:x2="2.3cm" svg:y2="4.9cm">
          <text:p/>
        </draw:line>
        <draw:line draw:style-name="gr3" draw:text-style-name="P5" draw:layer="layout" svg:x1="2.6cm" svg:y1="5.4cm" svg:x2="2.3cm" svg:y2="5.4cm">
          <text:p/>
        </draw:line>
        <draw:line draw:style-name="gr3" draw:text-style-name="P5" draw:layer="layout" svg:x1="2.3cm" svg:y1="4.6cm" svg:x2="2.3cm" svg:y2="5.4cm">
          <text:p/>
        </draw:line>
        <draw:line draw:style-name="gr3" draw:text-style-name="P5" draw:layer="layout" svg:x1="0.6cm" svg:y1="6cm" svg:x2="0.3cm" svg:y2="6cm">
          <text:p/>
        </draw:line>
        <draw:line draw:style-name="gr3" draw:text-style-name="P5" draw:layer="layout" svg:x1="0.6cm" svg:y1="0.8cm" svg:x2="0.3cm" svg:y2="0.8cm">
          <text:p/>
        </draw:line>
        <draw:custom-shape draw:style-name="gr2" draw:text-style-name="P4" draw:layer="layout" svg:width="1.4cm" svg:height="0.4cm" svg:x="1.6cm" svg:y="1.6cm">
          <text:p text:style-name="P3"><text:span text:style-name="T1">It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.8cm" svg:y1="2cm" svg:x2="1.8cm" svg:y2="2.3cm">
          <text:p/>
        </draw:line>
        <draw:line draw:style-name="gr3" draw:text-style-name="P5" draw:layer="layout" svg:x1="1.6cm" svg:y1="1.8cm" svg:x2="1.3cm" svg:y2="1.8cm">
          <text:p/>
        </draw:line>
        <draw:custom-shape draw:style-name="gr2" draw:text-style-name="P4" draw:layer="layout" svg:width="1.6cm" svg:height="0.4cm" svg:x="1.1cm" svg:y="1.1cm">
          <text:p text:style-name="P3"><text:span text:style-name="T1">Sequ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2.1cm" svg:y1="4.4cm" svg:x2="1.8cm" svg:y2="4.4cm">
          <text:p/>
        </draw:line>
        <draw:custom-shape draw:style-name="gr2" draw:text-style-name="P4" draw:layer="layout" svg:width="1.4cm" svg:height="0.4cm" svg:x="1.6cm" svg:y="3.7cm">
          <text:p text:style-name="P3"><text:span text:style-name="T1">It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.8cm" svg:y1="4.1cm" svg:x2="1.8cm" svg:y2="4.4cm">
          <text:p/>
        </draw:line>
        <draw:line draw:style-name="gr3" draw:text-style-name="P5" draw:layer="layout" svg:x1="1.6cm" svg:y1="3.9cm" svg:x2="1.3cm" svg:y2="3.9cm">
          <text:p/>
        </draw:line>
        <draw:custom-shape draw:style-name="gr1" draw:text-style-name="P2" draw:layer="layout" svg:width="5.7cm" svg:height="0.4cm" svg:x="11.9cm" svg:y="4.1cm">
          <text:p text:style-name="P1"><text:span text:style-name="T1">Enter user name</text:span><text:span text:style-name="T1"><text:tab/></text:span><text:span text:style-name="T1">into</text:span><text:span text:style-name="T1"><text:tab/></text:span><text:span text:style-name="T1">Textfield “username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cm" svg:height="0.4cm" svg:x="11.9cm" svg:y="3.6cm">
          <text:p text:style-name="P1"><text:span text:style-name="T1">Click</text:span><text:span text:style-name="T1"><text:tab/></text:span><text:span text:style-name="T1">on</text:span><text:span text:style-name="T1"><text:tab/></text:span><text:span text:style-name="T1">Textfield “username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6cm" svg:height="0.4cm" svg:x="11.4cm" svg:y="3.1cm">
          <text:p text:style-name="P3"><text:span text:style-name="T1">Sequ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1.4cm" svg:y1="3.3cm" svg:x2="11.1cm" svg:y2="3.3cm">
          <text:p/>
        </draw:line>
        <draw:line draw:style-name="gr3" draw:text-style-name="P5" draw:layer="layout" svg:x1="11.9cm" svg:y1="3.8cm" svg:x2="11.6cm" svg:y2="3.8cm">
          <text:p/>
        </draw:line>
        <draw:line draw:style-name="gr3" draw:text-style-name="P5" draw:layer="layout" svg:x1="11.9cm" svg:y1="4.3cm" svg:x2="11.6cm" svg:y2="4.3cm">
          <text:p/>
        </draw:line>
        <draw:line draw:style-name="gr3" draw:text-style-name="P5" draw:layer="layout" svg:x1="11.6cm" svg:y1="3.5cm" svg:x2="11.6cm" svg:y2="4.3cm">
          <text:p/>
        </draw:line>
        <draw:custom-shape draw:style-name="gr2" draw:text-style-name="P4" draw:layer="layout" svg:width="1.4cm" svg:height="0.4cm" svg:x="10.9cm" svg:y="2.6cm">
          <text:p text:style-name="P3"><text:span text:style-name="T1">It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1.1cm" svg:y1="3cm" svg:x2="11.1cm" svg:y2="3.3cm">
          <text:p/>
        </draw:line>
        <draw:line draw:style-name="gr3" draw:text-style-name="P5" draw:layer="layout" svg:x1="10.9cm" svg:y1="2.8cm" svg:x2="10.6cm" svg:y2="2.8cm">
          <text:p/>
        </draw:line>
        <draw:custom-shape draw:style-name="gr2" draw:text-style-name="P4" draw:layer="layout" svg:width="1.6cm" svg:height="0.4cm" svg:x="10.4cm" svg:y="2.1cm">
          <text:p text:style-name="P3"><text:span text:style-name="T1">Sequ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0.6cm" svg:y1="2.5cm" svg:x2="10.6cm" svg:y2="4.9cm">
          <text:p/>
        </draw:line>
        <draw:custom-shape draw:style-name="gr1" draw:text-style-name="P2" draw:layer="layout" svg:width="5.7cm" svg:height="0.4cm" svg:x="10.9cm" svg:y="4.7cm">
          <text:p text:style-name="P1"><text:span text:style-name="T1">Press TAB key</text:span><text:span text:style-name="T1"><text:tab/></text:span><text:span text:style-name="T1">on</text:span><text:span text:style-name="T1"><text:tab/></text:span><text:span text:style-name="T1">Textfield “username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0.9cm" svg:y1="4.9cm" svg:x2="10.6cm" svg:y2="4.9cm">
          <text:p/>
        </draw:line>
        <draw:custom-shape draw:style-name="gr1" draw:text-style-name="P2" draw:layer="layout" svg:width="5.7cm" svg:height="0.4cm" svg:x="9.9cm" svg:y="5.2cm">
          <text:p text:style-name="P1"><text:span text:style-name="T1">Enter password</text:span><text:span text:style-name="T1"><text:tab/></text:span><text:span text:style-name="T1">into</text:span><text:span text:style-name="T1"><text:tab/></text:span><text:span text:style-name="T1">Textfield “password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9.9cm" svg:y1="5.4cm" svg:x2="9.6cm" svg:y2="5.4cm">
          <text:p/>
        </draw:line>
        <draw:line draw:style-name="gr3" draw:text-style-name="P5" draw:layer="layout" svg:x1="10.4cm" svg:y1="2.3cm" svg:x2="10.1cm" svg:y2="2.3cm">
          <text:p/>
        </draw:line>
        <draw:line draw:style-name="gr3" draw:text-style-name="P5" draw:layer="layout" svg:x1="10.1cm" svg:y1="2cm" svg:x2="10.1cm" svg:y2="2.3cm">
          <text:p/>
        </draw:line>
        <draw:custom-shape draw:style-name="gr2" draw:text-style-name="P4" draw:layer="layout" svg:width="1.4cm" svg:height="0.4cm" svg:x="9.9cm" svg:y="1.6cm">
          <text:p text:style-name="P3"><text:span text:style-name="T1">It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6cm" svg:height="0.4cm" svg:x="9.4cm" svg:y="1.1cm">
          <text:p text:style-name="P3"><text:span text:style-name="T1">Sequ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9.6cm" svg:y1="1.5cm" svg:x2="9.6cm" svg:y2="5.4cm">
          <text:p/>
        </draw:line>
        <draw:line draw:style-name="gr3" draw:text-style-name="P5" draw:layer="layout" svg:x1="8.9cm" svg:y1="6cm" svg:x2="8.6cm" svg:y2="6cm">
          <text:p/>
        </draw:line>
        <draw:line draw:style-name="gr3" draw:text-style-name="P5" draw:layer="layout" svg:x1="9.9cm" svg:y1="1.8cm" svg:x2="9.6cm" svg:y2="1.8cm">
          <text:p/>
        </draw:line>
        <draw:custom-shape draw:style-name="gr1" draw:text-style-name="P2" draw:layer="layout" svg:width="5.7cm" svg:height="0.4cm" svg:x="8.9cm" svg:y="5.8cm">
          <text:p text:style-name="P1"><text:span text:style-name="T1">Click</text:span><text:span text:style-name="T1"><text:tab/></text:span><text:span text:style-name="T1">on</text:span><text:span text:style-name="T1"><text:tab/></text:span><text:span text:style-name="T1">Button “login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4cm" svg:height="0.4cm" svg:x="8.9cm" svg:y="0.6cm">
          <text:p text:style-name="P3"><text:span text:style-name="T1">It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.6cm" svg:height="0.4cm" svg:x="8.4cm" svg:y="0.1cm">
          <text:p text:style-name="P3"><text:span text:style-name="T1">Sequ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8.9cm" svg:y1="0.8cm" svg:x2="8.6cm" svg:y2="0.8cm">
          <text:p/>
        </draw:line>
        <draw:line draw:style-name="gr3" draw:text-style-name="P5" draw:layer="layout" svg:x1="8.6cm" svg:y1="0.5cm" svg:x2="8.6cm" svg:y2="6cm">
          <text:p/>
        </draw:line>
        <draw:line draw:style-name="gr3" draw:text-style-name="P5" draw:layer="layout" svg:x1="9.4cm" svg:y1="1.3cm" svg:x2="9.1cm" svg:y2="1.3cm">
          <text:p/>
        </draw:line>
        <draw:line draw:style-name="gr3" draw:text-style-name="P5" draw:layer="layout" svg:x1="9.1cm" svg:y1="1cm" svg:x2="9.1cm" svg:y2="1.3cm">
          <text:p/>
        </draw:line>
        <draw:custom-shape draw:style-name="gr4" draw:text-style-name="P5" draw:layer="layout" svg:width="1.5cm" svg:height="0.4cm" svg:x="3.2cm" svg:y="3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5cm" svg:height="0.4cm" svg:x="11.5cm" svg:y="1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808080" draw:distance="0.1cm" draw:rotation="450"/>
    <draw:hatch draw:name="Hatching_20_46" draw:display-name="Hatching 46" draw:style="single" draw:color="#c0c0c0" draw:distance="0.1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cm" fo:page-height="6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rick </meta:initial-creator>
    <meta:creation-date>2012-01-22T19:33:09</meta:creation-date>
    <dc:date>2014-08-21T12:27:53.24</dc:date>
    <meta:editing-duration>P10DT3H32M54S</meta:editing-duration>
    <meta:editing-cycles>34</meta:editing-cycles>
    <meta:generator>LibreOffice/3.5$Windows_x86 LibreOffice_project/e0fbe70-5879838-a0745b0-0cd1158-638b327</meta:generator>
    <meta:document-statistic meta:object-count="62"/>
  </office:meta>
</office:document-meta>
</file>